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4.249cm" style:rel-column-width="16383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Arial" fo:font-size="14pt" fo:font-weight="normal" style:font-size-asian="14pt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language="zxx" fo:country="none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</style:style>
    <style:style style:name="P18" style:family="paragraph" style:parent-style-name="Text_20_body" style:list-style-name="L1">
      <style:text-properties style:font-name="Verdana"/>
    </style:style>
    <style:style style:name="P19" style:family="paragraph" style:parent-style-name="Text_20_body" style:list-style-name="L1">
      <style:paragraph-properties fo:margin-top="0cm" fo:margin-bottom="0cm"/>
      <style:text-properties style:font-name="Verdana"/>
    </style:style>
    <style:style style:name="P20" style:family="paragraph" style:parent-style-name="Heading_20_1">
      <style:paragraph-properties fo:text-align="start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isi dei requisiti</text:p>
      <text:p text:style-name="P2"/>
      <text:h text:style-name="P20" text:outline-level="1" text:is-list-header="true">Progetto didattico</text:h>
      <text:p text:style-name="P1">Per l'anno accademico 2008/9 il progetto didattico riguarderà l'analisi e la risoluzione delle problematiche di progettazione di un simulatore concorrente e distribuito di una competizione sportiva assimilabile a quelle automobilistiche di Formula 1.</text:p>
      <text:p text:style-name="P1">Il sistema da simulare dovrà prevedere:</text:p>
      <text:list xml:id="list35565989" text:style-name="L1">
        <text:list-item>
          <text:p text:style-name="P19">un circuito, possibilmente selezionabile in fase di configurazione, dotato almeno della pista e della corsia di rifornimento, ciascuna della quali soggette a regole congruenti di accesso, condivisione, tempo di percorrenza, condizioni atmosferiche, ecc.</text:p>
        </text:list-item>
        <text:list-item>
          <text:p text:style-name="P19">un insieme configurabile di concorrenti, ciascuno con caratteristiche specifiche di prestazione, risorse, strategia di gara, ecc.</text:p>
        </text:list-item>
        <text:list-item>
          <text:p text:style-name="P19">un sistema di controllo capace di riportare costantemente, consistentemente e separatamente, lo stato della competizione, le migliori prestazioni (sul giro, per sezione di circuito) e anche la situazione di ciascun concorrente rispetto a specifici parametri tecnici </text:p>
        </text:list-item>
        <text:list-item>
          <text:p text:style-name="P18">una particolare competizione, con specifica configurabile della durata e controllo di terminazione dei concorrenti a fine gara.</text:p>
        </text:list-item>
      </text:list>
      <text:p text:style-name="P3"/>
      <text:p text:style-name="P3"/>
      <text:p text:style-name="P3">Componenti</text:p>
      <text:list xml:id="list35549014" text:style-name="L2">
        <text:list-item>
          <text:p text:style-name="P9">Circuito</text:p>
          <text:list>
            <text:list-item>
              <text:p text:style-name="P9">Pista</text:p>
              <text:list>
                <text:list-item>
                  <text:p text:style-name="P9">Tratti</text:p>
                </text:list-item>
              </text:list>
            </text:list-item>
            <text:list-item>
              <text:p text:style-name="P9">Corsia di rifornimento</text:p>
              <text:list>
                <text:list-item>
                  <text:p text:style-name="P9">Garage</text:p>
                </text:list-item>
              </text:list>
            </text:list-item>
            <text:list-item>
              <text:p text:style-name="P9">Linea di traguardo (contatore che decrementa per tener conto degli arrivi e dei passaggi)</text:p>
            </text:list-item>
          </text:list>
        </text:list-item>
      </text:list>
      <text:p text:style-name="P4"/>
      <text:list xml:id="list36454928" text:continue-numbering="true" text:style-name="L2">
        <text:list-item>
          <text:p text:style-name="P9">Concorrente</text:p>
          <text:list>
            <text:list-item>
              <text:p text:style-name="P9">Auto (caratteristiche tecniche -&gt; prestazioni..)</text:p>
            </text:list-item>
            <text:list-item>
              <text:p text:style-name="P9">Strategia</text:p>
            </text:list-item>
            <text:list-item>
              <text:p text:style-name="P9">Sistema di controllo e monitoraggio</text:p>
            </text:list-item>
          </text:list>
        </text:list-item>
        <text:list-item>
          <text:p text:style-name="P9">Sistema di monitoraggio per lo stato di tutta la gara</text:p>
          <text:list>
            <text:list-item>
              <text:p text:style-name="P9">Interfaccia di controllo (terminale di monitoraggio)</text:p>
            </text:list-item>
            <text:list-item>
              <text:p text:style-name="P9">Elaborazione dati e statistiche della competizione</text:p>
            </text:list-item>
          </text:list>
        </text:list-item>
        <text:list-item>
          <text:p text:style-name="P9">Competizione</text:p>
          <text:list>
            <text:list-item>
              <text:p text:style-name="P9">Circuito (configurabile)</text:p>
            </text:list-item>
            <text:list-item>
              <text:p text:style-name="P9">Concorrenti</text:p>
            </text:list-item>
            <text:list-item>
              <text:p text:style-name="P9">Durata (configurabile)</text:p>
            </text:list-item>
            <text:list-item>
              <text:p text:style-name="P9">Tempo atmosferico (configurabile)</text:p>
            </text:list-item>
            <text:list-item>
              <text:p text:style-name="P9"><text:soft-page-break/>Controllo di terminazione (statico)</text:p>
            </text:list-item>
            <text:list-item>
              <text:p text:style-name="P9">Classifica</text:p>
            </text:list-item>
          </text:list>
        </text:list-item>
      </text:list>
      <text:p text:style-name="P4"/>
      <text:p text:style-name="P3">Problematiche</text:p>
      <text:list xml:id="list35564367" text:style-name="L3">
        <text:list-item>
          <text:p text:style-name="P10">Sincronia fra condizioni esterne indipendenti dai concorrenti e aggiornamento di stato (o strategia) dei concorrenti</text:p>
        </text:list-item>
        <text:list-item>
          <text:p text:style-name="P10">Coerenza temporale fra scorrere del tempo e stato della gara e dei concorrenti</text:p>
        </text:list-item>
        <text:list-item>
          <text:p text:style-name="P10">Come affrontare la strategia: carico di benzina, gomme, configurazione auto</text:p>
        </text:list-item>
        <text:list-item>
          <text:p text:style-name="P10">Come gestire il monitoraggio e le statistiche: centralizzare oppure distribuire tutto</text:p>
        </text:list-item>
        <text:list-item>
          <text:p text:style-name="P10">Concorrenti centralizzati nello stessa macchina della competizione. Altrimenti risulterebbe alquanto complesso mantenere coerenza temporale dello stato del sistema</text:p>
        </text:list-item>
        <text:list-item>
          <text:p text:style-name="P10">Bisogna prevedere dei checkpoint per la realizzazione di statistiche, ovvero una lista di momenti in cui è importante “fotografare” lo stato del sistema (della gara)</text:p>
          <text:list>
            <text:list-item>
              <text:p text:style-name="P10">Avvio</text:p>
            </text:list-item>
            <text:list-item>
              <text:p text:style-name="P10">Partenza</text:p>
            </text:list-item>
            <text:list-item>
              <text:p text:style-name="P10">Sorpasso</text:p>
            </text:list-item>
            <text:list-item>
              <text:p text:style-name="P10">Pit stop</text:p>
            </text:list-item>
            <text:list-item>
              <text:p text:style-name="P10">Fine tratto</text:p>
            </text:list-item>
            <text:list-item>
              <text:p text:style-name="P10">Arrivo (singoli concorrenti)</text:p>
            </text:list-item>
            <text:list-item>
              <text:p text:style-name="P12">Fine gara</text:p>
            </text:list-item>
          </text:list>
        </text:list-item>
        <text:list-item>
          <text:p text:style-name="P11">Bisogna distribuire il più possibile il sistema di gestione e produzione delle statistiche in modo da non concentrare tutto il lavoro su una singola entità. Per questo motivo si è ipotizzato un sistema di controllo per ogni componente (Concorrente, Competizione, Circuito)</text:p>
        </text:list-item>
        <text:list-item>
          <text:p text:style-name="P11">Quale entità deve gestire il numer di giri mancanti. Il singolo concorrente o esternamente nella Competizione?</text:p>
        </text:list-item>
        <text:list-item>
          <text:p text:style-name="P11">ADA permetterebbe un controllo più fine della terminazione di processi con clienti e serventi</text:p>
        </text:list-item>
        <text:list-item>
          <text:p text:style-name="P11">Esistono tecniche in ADA per rendere più operazioni come fossero atomiche (synchronized di java circa...)</text:p>
        </text:list-item>
        <text:list-item>
          <text:p text:style-name="P11">Distribuire corsia dei box?</text:p>
        </text:list-item>
        <text:list-item>
          <text:p text:style-name="P11">Accoppiamento forte oppure carico di lavoro più oneroso per singoli processi?</text:p>
        </text:list-item>
      </text:list>
      <text:p text:style-name="P4"/>
      <text:p text:style-name="P4"/>
      <text:p text:style-name="P3">Use Case</text:p>
      <text:p text:style-name="P3"/>
      <text:p text:style-name="P5">Competizione</text:p>
      <text:p text:style-name="P5"/>
      <text:p text:style-name="P6">Sommario</text:p>
      <text:p text:style-name="P8"><text:soft-page-break/>Lo use case rappresenta una competizione specifica. </text:p>
      <text:p text:style-name="P6">Attori</text:p>
      <text:p text:style-name="P6">Precondizioni</text:p>
      <text:p text:style-name="P6">Descrizione</text:p>
      <text:p text:style-name="P6">Postcondizioni</text:p>
      <text:p text:style-name="P6">Problematiche analizzate</text:p>
      <text:p text:style-name="P5"/>
      <text:p text:style-name="P5"/>
      <text:p text:style-name="P7">IDEE</text:p>
      <text:p text:style-name="P8">Per la gestione delle classifiche si può ipotizzare un sistema nella Competizione che salvi per ogni concorrente l'ultimo traguardo (passaggio da un tratto all'altro) raggiunto e il numero di volte che lo ha attraversato.</text:p>
      <text:p text:style-name="P8">Il percorso ottimale dipende esclusivamente dalla pista. I concorrenti cercano di acquisire la traiettoria ideale e se non ci riescono ripiegano sulle altre disponibili. I tempi di percorrenza dipenderanno quindi dalle caratteristiche dell'auto e dalla strategia valutate insieme alle caratteristiche del tratto (curvatura, traiettoria, lunghezza, condizioni asfalto...).</text:p>
      <text:p text:style-name="P8"/>
      <text:p text:style-name="P8">Attraversamento tratto:<text:line-break/>Per attraversare ogni tratto sono necessarie le seguenti attività:</text:p>
      <text:list xml:id="list35538839" text:style-name="L4">
        <text:list-item>
          <text:p text:style-name="P14">Ottenere tratto migliore</text:p>
        </text:list-item>
        <text:list-item>
          <text:p text:style-name="P14">In simultanea:</text:p>
          <text:list>
            <text:list-item>
              <text:p text:style-name="P14">analisi condizioni traeittoria</text:p>
            </text:list-item>
            <text:list-item>
              <text:p text:style-name="P14">analisi caratteristiche traiettoria</text:p>
            </text:list-item>
            <text:list-item>
              <text:p text:style-name="P14">analisi condizioni auto (es. Benzina)</text:p>
            </text:list-item>
            <text:list-item>
              <text:p text:style-name="P14">analisi caratteristiche auto (es. Cilindrata)</text:p>
            </text:list-item>
          </text:list>
        </text:list-item>
        <text:list-item>
          <text:p text:style-name="P14">Calcolo velocità media</text:p>
        </text:list-item>
        <text:list-item>
          <text:p text:style-name="P14">Attraversamento tratto n a velocità v.</text:p>
        </text:list-item>
      </text:list>
      <text:p text:style-name="P8"/>
      <text:p text:style-name="P8"/>
      <text:p text:style-name="P8"/>
      <text:p text:style-name="P8"/>
      <text:p text:style-name="P8">DOMANDE</text:p>
      <text:list xml:id="list35566778" text:style-name="L5">
        <text:list-item>
          <text:p text:style-name="P15">Nel momento in cui 3 thread acquisiscono risorsa ed eseguono procedure o funzioni con essa, l'ordine di acquisizione potrebbe non essere necessariamente l'ordine di rilascio. Questo implica che 3 auto che acquisiscono un tratto potrebbero rilasciarlo in ordine diverso. Va bene conferire questo genere di non determinismo o bisogna avere controllo totale su tutto?</text:p>
        </text:list-item>
        <text:list-item>
          <text:p text:style-name="P15">Traiettoria ottimale dipende da pista e non da concorrente, quindi il concorrente non deve avere conoscenza della pista. Ok?</text:p>
        </text:list-item>
        <text:list-item>
          <text:p text:style-name="P15">Quanta conoscenza deve avere il concorrente della pista?</text:p>
        </text:list-item>
        <text:list-item>
          <text:p text:style-name="P15">L'entità competizione ha senso che assuma la forma di un </text:p>
        </text:list-item>
        <text:list-item>
          <text:p text:style-name="P17"><text:span text:style-name="T1">Distribuire la gestione delle statistiche, tenerla fuori dal server dove avviene la corsa. Questo per distribuire l'onere di tutti i client che si </text:span><text:soft-page-break/><text:span text:style-name="T1">connettono per richiedere vari tipi di log.</text:span></text:p>
          <text:list>
            <text:list-item>
              <text:p text:style-name="P15">Usare come orario di riferimento degli eventi l'ora locale del server dove avviene la gara, e mostrare quello in output.</text:p>
            </text:list-item>
          </text:list>
        </text:list-item>
      </text:list>
      <text:p text:style-name="P8"/>
      <text:p text:style-name="P8"/>
      <text:p text:style-name="P8"/>
      <text:p text:style-name="P8">CLASSIFICA</text:p>
      <text:p text:style-name="P8"/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P21">TEMPO ARRIVO</text:p>
          </table:table-cell>
          <table:table-cell table:style-name="Tabella1.A1" office:value-type="string">
            <text:p text:style-name="P21">NUM TRATTO</text:p>
          </table:table-cell>
          <table:table-cell table:style-name="Tabella1.A1" office:value-type="string">
            <text:p text:style-name="P21">NOME CONCOR</text:p>
          </table:table-cell>
          <table:table-cell table:style-name="Tabella1.D1" office:value-type="string">
            <text:p text:style-name="P21">NUM GIRO</text:p>
          </table:table-cell>
        </table:table-row>
        <table:table-row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1"/>
          </table:table-cell>
          <table:table-cell table:style-name="Tabella1.D2" office:value-type="string">
            <text:p text:style-name="P21"/>
          </table:table-cell>
        </table:table-row>
        <table:table-row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1"/>
          </table:table-cell>
          <table:table-cell table:style-name="Tabella1.D2" office:value-type="string">
            <text:p text:style-name="P21"/>
          </table:table-cell>
        </table:table-row>
      </table:table>
      <text:p text:style-name="P8"/>
      <text:p text:style-name="P8">Ogni concorrente può scrivere solo la riga a lui dedicata e il sistema del circuito che si occupa di stilare la classifica legge tutte le tuple e presenta la classifica completa. Bisogna fare in modo che quando il circuito legge le varie righe nessuno le stia a modificare (garantendo così la consistenza dei dati rispetto al momento di lettura).</text:p>
      <text:p text:style-name="P16">La classifica viene fatta ordinando prima tramite il numero del giro, poi il numero di tratto e infine il tempo.</text:p>
      <text:p text:style-name="P8">Snapshot – Come avvengono:</text:p>
      <text:p text:style-name="P16">quando un concorrente passa una soglia di tempo <text:s/>avviene l'inizializzazione della tabella (relativa alla soglia di tempo, es 100 unità di tempo). Da quel momento in poi ogni concorrente deve marcare il proprio tempo di arrivo, numero tratto e numero giro in quella tabella. Una volta che ha scritto nella tabella e deve riaggiornare i dati realtivi alla sua percorrenza o scrive sulla tabella della soglia successiva (se esiste) oppure crea la tabella e ci scrive dentro i propri valori. Ogni concorrente non può scrivere in una tabella se non ha completato tutte le tabelle relative alle soglie temporali preceden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Bitstream Vera Sans" style:font-size-asian="24pt" style:font-weight-asian="bold" style:font-name-complex="Bitstream Vera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Arial" fo:font-size="14pt" style:font-size-asian="14pt" style:font-size-complex="14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Sir Nicolaz Nicolaz</meta:initial-creator>
    <meta:creation-date>2008-12-09T15:56:31</meta:creation-date>
    <dc:creator>Famiglia Nesello</dc:creator>
    <dc:date>2009-08-13T16:35:09.85</dc:date>
    <meta:editing-cycles>47</meta:editing-cycles>
    <meta:editing-duration>PT09H19M38S</meta:editing-duration>
    <meta:document-statistic meta:table-count="1" meta:image-count="0" meta:object-count="0" meta:page-count="4" meta:paragraph-count="86" meta:word-count="954" meta:character-count="6372"/>
    <meta:user-defined meta:name="Info 1"/>
    <meta:user-defined meta:name="Info 2"/>
    <meta:user-defined meta:name="Info 3"/>
    <meta:user-defined meta:name="Info 4"/>
  </office:meta>
</office:document-meta>
</file>